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, Lucidasans, 'Lucida Sans', 'Arial Unicode MS'"/>
    <style:font-face style:name="Arial1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keep-together="auto"/>
      <style:text-properties fo:language="lt" fo:country="L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keep-together="auto"/>
      <style:text-properties fo:language="lt" fo:country="LT"/>
    </style:style>
    <style:style style:name="P4" style:family="paragraph" style:parent-style-name="Text_20_body" style:list-style-name="L1"/>
    <style:style style:name="T1" style:family="text">
      <style:text-properties fo:language="lt" fo:country="L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language="lt" fo:country="LT"/>
    </style:style>
    <style:style style:name="T4" style:family="text">
      <style:text-properties fo:background-color="transparen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omeninės organizacijos „Atviras kodas Lietuvai“</text:h>
      <text:h text:style-name="Heading_20_1" text:outline-level="1">Visuotinio narių susirinkimo</text:h>
      <text:h text:style-name="Heading_20_1" text:outline-level="1">PROTOKOLAS</text:h>
      <text:p text:style-name="Text_20_body"><text:span text:style-name="T1">VIETA: </text:span><text:span text:style-name="T3">Grybų kaimas, Tomo Jonušo sodyba, N55.085667 E25.986371 (+55° 5' 8.40", +25° 59' 10.94")</text:span></text:p>
      <text:p text:style-name="Text_20_body">DATA: 2009 m. gegužės 30 d.</text:p>
      <text:p text:style-name="Text_20_body"><text:span text:style-name="T1">DALYVIAI: </text:span><text:span text:style-name="T3">žr. protokolo priedą nr. 1.</text:span></text:p>
      <text:h text:style-name="Heading_20_2" text:outline-level="2">DARBOTVARKĖ:</text:h>
      <text:p text:style-name="P2">13:00 – 13:15 Išrenkame pirmininkaujantį susirinkimui ir sekretorių, supažindiname su darbotvarke, siūlome darbotvarkės pakeitimus.<text:line-break/>13:15 - 14:00 AKL prezidento pranešimas ir valdybos narių pasisakymai.<text:line-break/>14:00 - 14:15 2007-2009 metų AKL veiklos biudžeto pristatymas, revizoriaus ataskaita.<text:line-break/>14:15 - 15:00 Kandidatų (į revizoriaus, AKL valdybos ir prezidento postus) sąrašo sudarymas, balsavimo tvarkos patvirtinimas, balsų skaičiavimo komisijos tvirtinimas.<text:line-break/>15:00 – 16:00 pietų pertrauka<text:line-break/>16:00 - 17:00 Kandidatų į AKL valdybą ir prezidento postą pasisakymai.<text:line-break/>17:00 - 18:00 Balsavimas.<text:line-break/>18:00 - 18:30 – Balsų skaičiavimas </text:p>
      <text:p text:style-name="Text_20_body">Dalyvauja <text:span text:style-name="T4">14</text:span> nariai iš 17 balso teisę turinčių narių; 3 nariai perdavė savio įgaliojimus Visuotinio susirinkimo dalyviams (priedai <text:span text:style-name="T2">.</text:span> Kvorumas yra.</text:p>
      <text:h text:style-name="Heading_20_2" text:outline-level="2">SVARSTYTA:</text:h>
      <text:p text:style-name="P1">Kas bus susirinkimo pirmininkas ir sekretorius?</text:p>
      <text:h text:style-name="Heading_20_3" text:outline-level="3">NUTARTA:</text:h>
      <text:p text:style-name="P1">Pavesti pirmininkauti Sauliui Gražuliui, atlikti sekretoriaus pareigas Tomui Tamošaičiui.</text:p>
      <text:h text:style-name="Heading_20_2" text:outline-level="2">IŠKLAUSYTOS:</text:h>
      <text:p text:style-name="Text_20_body">Prezidento ir Valdybos narių 2009 metų veiklos ataskaitos.</text:p>
      <text:h text:style-name="Heading_20_3" text:outline-level="3">SVARSTYTA:</text:h>
      <text:p text:style-name="Text_20_body">AKL 2009 m. finansai.</text:p>
      <text:h text:style-name="Heading_20_3" text:outline-level="3">IŠKLAUSYTA:</text:h>
      <text:p text:style-name="Text_20_body">AKL revizorius Kęstutis Biliūnas trumpai pristatė 2009 m. AKL veiklos finansinę ataskaitą ir revizijos aktą. Finansinių pažeidimų AKL įstatų pažeidimų nerasta. </text:p>
      <text:h text:style-name="Heading_20_3" text:outline-level="3">NUTARTA:</text:h>
      <text:p text:style-name="Text_20_body">Patvirtinti AKL Revizoriaus pristatytą revizijos aktą.</text:p>
      <text:p text:style-name="Text_20_body">Balsuota: už: 17 balsų, prieš – 0, susilaikiusių – 0. Revizijos aktas susirinkimo priimtas.</text:p>
      <text:h text:style-name="Heading_20_2" text:outline-level="2">SVARSTYTA:</text:h>
      <text:p text:style-name="Text_20_body">AKL prezidento, revizoriaus ir valdybos rinkimų tvarka.</text:p>
      <text:p text:style-name="Text_20_body">Saulius Gražulis pasiūlė patvirtinamojo balsavimo tvarką. Balsavimo tvarka:</text:p>
      <text:list text:style-name="L1">
        <text:list-item>
          <text:p text:style-name="P4">į biuletenius galima rašyti bet kokį kandidatų skaičių, pasiūlytų į a) prezidento postą, b) AKL valdybą;</text:p>
        </text:list-item>
        <text:list-item>
          <text:p text:style-name="P4">už kievieną jį minintį balsavimo biuletenį kandidatas gauną po vieną balsa;</text:p>
        </text:list-item>
        <text:list-item>
          <text:p text:style-name="P4"><text:soft-page-break/>kandidatas į prezidento postą, surinkęs daugiausiai balsų, laikomas išrinkti AKL prezidentu;</text:p>
        </text:list-item>
        <text:list-item>
          <text:p text:style-name="P4">Kandidatai, surinkę daugausiai balsų į AKL valdybos narių postus, tampa valdybos nariais. Jei kandidatas išrenkamas ir į prezidento postą, ir į valdybą, jis tampa AKL prezidentu, o į valdybą patenka sekantis daugiausiai balsų surinkęs valdybos kandidatas;</text:p>
        </text:list-item>
        <text:list-item>
          <text:p text:style-name="P4">jei keli kandidatai surenka vienodą balsų skaičių į prezidento ar paskutinio valdybos nario postą ir dėl to pagal balsų skaičių negalima nuspręsti, kuris yra išrinktas, bus organizuojami papildomi rinkimai, kurių tvarką visuotinis susirinkimas apsvarstys ir patvirtins atskirai.</text:p>
        </text:list-item>
      </text:list>
      <text:h text:style-name="Heading_20_3" text:outline-level="3">NUTARTA:</text:h>
      <text:p text:style-name="Text_20_body">Pritarti pasiūlytai rinkimų tvarkai.</text:p>
      <text:h text:style-name="Heading_20_3" text:outline-level="3">SVARSTYTA:</text:h>
      <text:p text:style-name="Text">Siūlyti į balsų skaičiavimo komisiją Kęstutį Biliūną, Marių Gedminą ir Tomą Tamošaitį.</text:p>
      <text:h text:style-name="Heading_20_3" text:outline-level="3">NUTARTA:</text:h>
      <text:p text:style-name="Text">Paskirti į balsų skaičiavimo komisiją Kęstutį Biliūną, Marių Gedminą ir Tomą Tamošaitį.</text:p>
      <text:p text:style-name="Text">Balsuota: už: 17 balsų, prieš: 0, susilaikė 0.</text:p>
      <text:h text:style-name="Heading_20_3" text:outline-level="3">SVARSTYTA:</text:h>
      <text:p text:style-name="Text_20_body">AKL prezidento, revizoriaus ir valdybos rinkimai.</text:p>
      <text:p text:style-name="Text_20_body">Kandidatais į AKL prezidentus pasiūlyti: Mykolas Okulič-Kazarinas, Mantas Zimnickas, Jaroslav Šatkevič. Mantas Zimnickas atšaukė savo kandidatūrą.</text:p>
      <text:p text:style-name="Text_20_body">Kandidatais į AKL valdybos narius pasiūlyti: Gintas Balčiūnas, Justinas Jaronis, Tomas Žeimys, Albertas Agejevas, Mykolas Okulič-Kazarinas, Saulius Gražulis, Tomas Jonušas, Mantas Kriaučiūnas, Jaroslav Šatkevič, Mantas Zimnickas, Jurgis Pralgauskis.</text:p>
      <text:h text:style-name="Heading_20_3" text:outline-level="3">NUTARTA:</text:h>
      <text:p text:style-name="Standard">Pagal balsų skaičiavimo komisijos protokolą (žr. priedą nr. 2), prezidentu išrinktas Jaroslav Šatkevič. AKL valdybos nariais išrinkti: Mykolas Okulič-Kazarinas, Saulius Gražulis, Tomas Žeimys, Tomas Jonušas, Mantas Kriaučiūnas.</text:p>
      <text:h text:style-name="Heading_20_3" text:outline-level="3">SVARSTYTA:</text:h>
      <text:p text:style-name="Text">Kandidatais į AKL revizoriaus postą pasiūlyti: Albertas Agejevas.</text:p>
      <text:h text:style-name="Heading_20_3" text:outline-level="3">NUTARTA:</text:h>
      <text:p text:style-name="Text_20_body">Išrinkti į AKL revizoriaus postą Albertą Agejevą.</text:p>
      <text:p text:style-name="Text">Balsuota: už: 13 balsų, prieš: 0, susilaikė 4.</text:p>
      <text:p text:style-name="Standard"/>
      <text:p text:style-name="Standard">Susirinkimo pirmininkas<text:tab/><text:tab/><text:tab/><text:tab/><text:tab/>Susirinkimo sekretorius</text:p>
      <text:p text:style-name="Standard">Saulius Gražulis<text:tab/><text:tab/><text:tab/><text:tab/><text:tab/><text:tab/>Tomas Tamošaiti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1" svg:font-family="Tahoma, Lucidasans, 'Lucida Sans', 'Arial Unicode MS'"/>
    <style:font-face style:name="Arial1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lt" style:country-asian="LT" style:font-size-complex="12pt" style:language-complex="lt" style:country-complex="LT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lt" fo:country="LT" style:font-name-asian="Arial1" style:font-size-asian="12pt" style:language-asian="lt" style:country-asian="LT" style:font-name-complex="Tahoma" style:font-size-complex="12pt" style:language-complex="lt" style:country-complex="L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" style:class="text" style:default-outline-level="1">
      <style:paragraph-properties fo:text-align="center" style:justify-single-word="false"/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" style:class="text" style:master-page-name="" style:default-outline-level="3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" style:class="text">
      <style:text-properties fo:font-size="12pt" fo:font-style="oblique" fo:font-weight="bold" style:font-size-asian="85%" style:font-style-asian="italic" style:font-weight-asian="normal" style:font-size-complex="85%" style:font-style-complex="italic" style:font-weight-complex="normal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0835in"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5-05-21T14:33:29</meta:creation-date>
    <dc:creator>Saulius Grazulis</dc:creator>
    <dc:date>2009-07-18T10:06:33</dc:date>
    <meta:printed-by>Kristina Kudriašova</meta:printed-by>
    <meta:print-date>2007-01-16T10:49:06</meta:print-date>
    <dc:language>lt-LT</dc:language>
    <meta:editing-cycles>174</meta:editing-cycles>
    <meta:editing-duration>PT12H52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482" meta:character-count="3784"/>
  </office:meta>
</office:document-meta>
</file>